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254cm" style:rel-column-width="1845*"/>
    </style:style>
    <style:style style:name="Table1.B" style:family="table-column">
      <style:table-column-properties style:column-width="15.746cm" style:rel-column-width="892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62.png" xlink:type="simple" xlink:show="embed" xlink:actuate="onLoad"/></draw:frame></text:p>
          </table:table-cell>
          <table:table-cell table:style-name="Table1.B1" office:value-type="string">
            <text:h text:style-name="P7" text:outline-level="1">Оператор Н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7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99cm" draw:z-index="1"><draw:image xlink:href="../images/006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9">Блок </text:span><text:span text:style-name="T8">р</text:span><text:span text:style-name="T3">еализует операцию логического НЕ:</text:span></text:p>
            <text:p text:style-name="P5"><text:span text:style-name="T3"><draw:frame draw:style-name="fr3" draw:name="Объект1" text:anchor-type="as-char" svg:width="5.346cm" svg:height="1.26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4"><text:span text:style-name="T8">где </text:span><text:span text:style-name="T6">y(t)</text:span><text:span text:style-name="T5"> </text:span><text:span text:style-name="T8">– выходной сигнал блока, <text:s/></text:span><text:span text:style-name="T6">x(t)</text:span><text:span text:style-name="T5"> </text:span><text:span text:style-name="T8">– входной сигнал.</text:span></text:p>
            <text:p text:style-name="P4"><text:span text:style-name="T10">Свойства</text:span><text:span text:style-name="T1">: </text:span><text:span text:style-name="T2">для работы блока параметры не требуются.</text:span></text:p>
            <text:p text:style-name="P4"><text:span text:style-name="T1">Примечания</text:span>:</text:p>
            <text:list xml:id="list1107236697772101230" text:style-name="L1">
              <text:list-item>
                <text:p text:style-name="P6"><text:span text:style-name="T8">Если входным сигналом будет не логический (0 или 1), а целочисленный сигнал, все ненулевые сигналы рассматриваются блоком как равные единице (Истина, ил</text:span><text:span text:style-name="T11">и </text:span><text:span text:style-name="T12">True). </text:span><text:span text:style-name="T11">На выходе блока может быть только 0 или 1.</text:span></text:p>
              </text:list-item>
              <text:list-item>
                <text:p text:style-name="P6"><text:span text:style-name="T8">В среде </text:span><text:span text:style-name="T5">SimInTech</text:span><text:span text:style-name="T8"> логическая единица (Истина или </text:span><text:span text:style-name="T5">True) </text:span><text:span text:style-name="T8">равна 1, логический ноль (Ложь или </text:span><text:span text:style-name="T5">False) </text:span><text:span text:style-name="T8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НЕ</dc:title>
    <dc:date>2014-12-16T20:02:00.41</dc:date>
    <meta:generator>OpenOffice/4.1.1$Win32 OpenOffice.org_project/411m6$Build-9775</meta:generator>
    <meta:editing-duration>PT2H11M59S</meta:editing-duration>
    <meta:editing-cycles>93</meta:editing-cycles>
    <meta:document-statistic meta:table-count="1" meta:image-count="2" meta:object-count="1" meta:page-count="1" meta:paragraph-count="13" meta:word-count="86" meta:character-count="52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x(t) = 0; #
alignl 0, ~ если ~ x(t) = 1;  }
right none
</annotation>
  </semantics>
</math>
</file>